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Arial"/>
    </style:style>
    <style:style style:name="P3" style:family="paragraph" style:parent-style-name="Text_20_body" style:list-style-name="L2">
      <style:paragraph-properties fo:line-height="100%"/>
    </style:style>
    <style:style style:name="P4" style:family="paragraph" style:parent-style-name="Text_20_body" style:list-style-name="L1">
      <style:paragraph-properties fo:margin-top="0cm" fo:margin-bottom="0cm" loext:contextual-spacing="false" fo:line-height="100%"/>
      <style:text-properties style:font-name="Arial"/>
    </style:style>
    <style:style style:name="P5" style:family="paragraph" style:parent-style-name="Text_20_body" style:list-style-name="L1">
      <style:paragraph-properties fo:margin-top="0cm" fo:margin-bottom="0cm" loext:contextual-spacing="false" fo:line-height="100%"/>
      <style:text-properties style:font-name="Arial" fo:font-weight="bold" officeooo:rsid="000fa655" officeooo:paragraph-rsid="000fa655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 fo:line-height="100%"/>
      <style:text-properties style:font-name="Arial" fo:font-weight="bold" officeooo:rsid="00114040" officeooo:paragraph-rsid="00114040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Arial" fo:font-weight="bold" officeooo:rsid="00114040" officeooo:paragraph-rsid="00114040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 fo:line-height="100%"/>
      <style:text-properties style:font-name="Arial" fo:font-weight="bold" officeooo:rsid="00123d40" officeooo:paragraph-rsid="00123d40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 fo:line-height="100%"/>
      <style:text-properties style:font-name="Arial" fo:font-weight="bold" officeooo:rsid="00137414" officeooo:paragraph-rsid="00137414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Arial" fo:font-weight="bold" officeooo:rsid="00137414" officeooo:paragraph-rsid="00137414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/>
    </style:style>
    <style:style style:name="P12" style:family="paragraph" style:parent-style-name="Text_20_body" style:list-style-name="L2">
      <style:paragraph-properties fo:margin-top="0cm" fo:margin-bottom="0cm" loext:contextual-spacing="false" fo:line-height="100%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15501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officeooo:rsid="00137414" style:font-weight-asian="bold" style:font-weight-complex="bold"/>
    </style:style>
    <style:style style:name="T3" style:family="text">
      <style:text-properties style:font-name="Arial" fo:font-weight="bold" officeooo:rsid="0015501e" style:font-weight-asian="bold" style:font-weight-complex="bold"/>
    </style:style>
    <style:style style:name="T4" style:family="text">
      <style:text-properties officeooo:rsid="0014166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PART TEÒRICA</text:span></text:span></text:p>
      <text:section text:style-name="Sect1" text:name="intro">
        <text:p text:style-name="P2">Partint d’aquesta configuració dels discs d’un servidor, responeu les següents preguntes</text:p>
        <text:p text:style-name="P2">sda 8:0 0 55.9G 0 disk </text:p>
        <text:p text:style-name="P1">├─<text:span text:style-name="T1">sda1 8:1 0 500M 0 part /boot</text:span></text:p>
        <text:p text:style-name="P1">├─<text:span text:style-name="T1">sda2 8:2 0 3.9G 0 part [SWAP]</text:span></text:p>
        <text:p text:style-name="P1">└─<text:span text:style-name="T1">sda3 8:3 0 34.6G 0 part /</text:span></text:p>
        <text:p text:style-name="P2">sdb 8:16 0 7.3T 0 disk </text:p>
        <text:p text:style-name="P2">sdc 8:32 0 7.3T 0 disk </text:p>
        <text:p text:style-name="P2">sdd 8:48 0 7.3T 0 disk </text:p>
        <text:p text:style-name="P2">sde 8:64 0 7.3T 0 disk </text:p>
        <text:p text:style-name="P2">nvme0n1 259:0 0 372.6G 0 disk </text:p>
        <text:p text:style-name="P1">├─<text:span text:style-name="T1">nvme0n1p1 259:1 0 953M 0 part </text:span></text:p>
        <text:p text:style-name="P1">├─<text:span text:style-name="T1">nvme0n1p2 259:2 0 953M 0 part </text:span></text:p>
        <text:p text:style-name="P1">├─<text:span text:style-name="T1">nvme0n1p3 259:3 0 185.3G 0 part </text:span></text:p>
        <text:p text:style-name="P1">└─<text:span text:style-name="T1">nvme0n1p4 259:4 0 185.4G 0 part </text:span></text:p>
        <text:p text:style-name="P1"><text:span text:style-name="T1"/></text:p>
        <text:p text:style-name="P1"><text:span text:style-name="T1"/></text:p>
        <text:list xml:id="list1348183235983997543" text:style-name="L1">
          <text:list-item>
            <text:p text:style-name="P4">Quina comanda ens mostra aquesta sortida?</text:p>
            <text:p text:style-name="P5">La comanda lsblk.</text:p>
            <text:p text:style-name="P5"/>
          </text:list-item>
          <text:list-item>
            <text:p text:style-name="P4">Quants discs durs tenim al sistema?</text:p>
            <text:p text:style-name="P6">Tenim 6 discos durs.</text:p>
          </text:list-item>
        </text:list>
        <text:p text:style-name="P7"/>
        <text:list xml:id="list100601973415991" text:continue-numbering="true" text:style-name="L1">
          <text:list-item>
            <text:p text:style-name="P4">Quantes particions hi ha als disc sda?</text:p>
            <text:p text:style-name="P6">Hi ha 3 particions al disc sda.</text:p>
            <text:p text:style-name="P6"/>
          </text:list-item>
          <text:list-item>
            <text:p text:style-name="P4">Quantes particions al disc sde?</text:p>
            <text:p text:style-name="P6">Al disc sde no hi ha cap partició.</text:p>
            <text:p text:style-name="P6"/>
          </text:list-item>
          <text:list-item>
            <text:p text:style-name="P4">On està muntat sda1?</text:p>
            <text:p text:style-name="P6">El disc sda1 està muntat a /boot.</text:p>
            <text:p text:style-name="P6"/>
          </text:list-item>
          <text:list-item>
            <text:p text:style-name="P4">On està muntat nvme0n1p3?</text:p>
            <text:p text:style-name="P6">No està muntat en cap lloc.</text:p>
            <text:p text:style-name="P6"/>
          </text:list-item>
          <text:list-item>
            <text:p text:style-name="P4">Quina comanda ens permet crear una partició de 500M? Indiqueu la comanda i el seguit d’opcions que indicaríeu.</text:p>
            <text:p text:style-name="P8">Ens permet crear una nova partició la comanda fdisk, un cop executada la comanda li donem a la tecla n per crear nova partició i el numero de partició que seria, seguit de el que volem que ocupi (en aquest cas 500M).</text:p>
            <text:p text:style-name="P8"/>
          </text:list-item>
          <text:list-item>
            <text:p text:style-name="P4">Quins sistemes actualment tenim per actualitzar una BIOS?</text:p>
            <text:p text:style-name="P9">Anar a la web del fabricant i baixar-te la actualització. <text:span text:style-name="T4">O bé amb un USB que tingui la actualització de la BIOS, anar on els fitxers per a la BIOS i afegir la actualització.</text:span></text:p>
            <text:p text:style-name="P9"/>
          </text:list-item>
          <text:list-item>
            <text:p text:style-name="P4">Si un ordinador no ens arrenca, quins serien els passos (comprovacions) a realitzar?</text:p>
            <text:p text:style-name="P9">Primer comprovem si la font d’alimentació funciona:</text:p>
            <text:list>
              <text:list-header>
                <text:p text:style-name="P9">-Ventilador</text:p>
                <text:p text:style-name="P9">-Tensió</text:p>
                <text:p text:style-name="P9">-Interruptor</text:p>
                <text:p text:style-name="P9"><text:soft-page-break/>-Comprovar tensions DC</text:p>
              </text:list-header>
            </text:list>
          </text:list-item>
        </text:list>
        <text:p text:style-name="P10"><text:tab/>Comprovar el video:</text:p>
        <text:p text:style-name="P10"><text:tab/><text:tab/>-Tons d’error</text:p>
        <text:p text:style-name="P10"><text:tab/>Anar desconenctant dispositius <text:span text:style-name="T4">fins que funcioni per saber quin es el <text:tab/>problematic</text:span>:</text:p>
        <text:p text:style-name="P10"><text:tab/><text:tab/>-Discs Durs</text:p>
        <text:p text:style-name="P10"><text:tab/><text:tab/>-RAM</text:p>
        <text:p text:style-name="P10"><text:tab/><text:tab/>-CPU</text:p>
        <text:p text:style-name="P10"/>
        <text:list xml:id="list100603599534904" text:continue-numbering="true" text:style-name="L1">
          <text:list-item>
            <text:p text:style-name="P4">Quina comanda ens permetrà formatejar sde amb un sistema de fitxers ext4?</text:p>
            <text:p text:style-name="P13"><text:span text:style-name="T2">Ens ho permetrà la comanda mkfs.ext4 /dev/sd</text:span><text:span text:style-name="T3">e</text:span></text:p>
            <text:p text:style-name="P13"><text:span text:style-name="Strong_20_Emphasis"><text:span text:style-name="T3"/></text:span></text:p>
            <text:p text:style-name="P13"><text:span text:style-name="Strong_20_Emphasis"><text:span text:style-name="T3"/></text:span></text:p>
            <text:p text:style-name="P13"><text:span text:style-name="Strong_20_Emphasis"><text:span text:style-name="T3"/></text:span></text:p>
            <text:p text:style-name="P13"><text:span text:style-name="Strong_20_Emphasis"><text:span text:style-name="T3"/></text:span></text:p>
            <text:p text:style-name="P13"><text:span text:style-name="Strong_20_Emphasis"><text:span text:style-name="T1">PART PRÀCTICA</text:span></text:span></text:p>
          </text:list-item>
        </text:list>
        <text:list xml:id="list1899041875630125648" text:style-name="L2">
          <text:list-item>
            <text:p text:style-name="P12"><text:span text:style-name="T1">Creeu una màquina virtual I instal.leu-hi debian.</text:span> </text:p>
          </text:list-item>
          <text:list-item>
            <text:p text:style-name="P3"><text:span text:style-name="T1">Configureu la xarxa per tal de permetre l’accés a Internet segons els procediments vistos a classe.</text:span>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0:10.449374892</meta:creation-date>
    <dc:date>2017-03-13T10:06:01.720274970</dc:date>
    <meta:editing-duration>PT26M46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2" meta:paragraph-count="48" meta:word-count="366" meta:character-count="2011" meta:non-whitespace-character-count="1682"/>
  </office:meta>
</office:document-meta>
</file>